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NotificationFilter.FixedNotificationFilter( String name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NotificationFilter.isNotificationEnabled( Notification notif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xedNotificationFilter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